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6.01cm"/>
    </style:style>
    <style:style style:name="Table1.B" style:family="table-column">
      <style:table-column-properties style:column-width="10.99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525cm"/>
    </style:style>
    <style:style style:name="Table2.B" style:family="table-column">
      <style:table-column-properties style:column-width="11.476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1" text:outline-level="1"><text:span text:style-name="Strong_20_Emphasis">AI Internship Project Report</text:span></text:h>
      <text:h text:style-name="Heading_20_3" text:outline-level="3"><text:span text:style-name="Emphasis">Player Re-Identification in a Single Video Feed</text:span></text:h>
      <text:p text:style-name="Text_20_body"><text:span text:style-name="Strong_20_Emphasis">Candidate Name</text:span>: <text:span text:style-name="Emphasis">Bandi Poorna Sri Sailaja</text:span></text:p>
      <text:p text:style-name="Horizontal_20_Line"/>
      <text:h text:style-name="Heading_20_2" text:outline-level="2"><text:span text:style-name="Strong_20_Emphasis">1. Project Objective</text:span></text:h>
      <text:p text:style-name="Text_20_body">This project focuses on solving the challenge of tracking football players in a 15-second video feed. The main objective was to:</text:p>
      <text:list xml:id="list3418727102" text:style-name="L1">
        <text:list-item>
          <text:p text:style-name="P1">Detect each player in the video using a provided trained model.</text:p>
        </text:list-item>
        <text:list-item>
          <text:p text:style-name="P1">Assign a <text:span text:style-name="Strong_20_Emphasis">consistent ID</text:span> to each player even if they leave the frame and return later.</text:p>
        </text:list-item>
        <text:list-item>
          <text:p text:style-name="P1">Simulate this process in <text:span text:style-name="Strong_20_Emphasis">real-time</text:span>, as it would happen during a live game broadcast.</text:p>
        </text:list-item>
      </text:list>
      <text:p text:style-name="Horizontal_20_Line"/>
      <text:h text:style-name="Heading_20_2" text:outline-level="2"><text:span text:style-name="Strong_20_Emphasis">2. Tools &amp; Tech Stack</text:span></text:h>
      <text:list xml:id="list2293756875" text:style-name="L2">
        <text:list-item>
          <text:p text:style-name="P2"><text:span text:style-name="Strong_20_Emphasis">Language</text:span>: Python</text:p>
        </text:list-item>
        <text:list-item>
          <text:p text:style-name="P2"><text:span text:style-name="Strong_20_Emphasis">Object Detection</text:span>: YOLOv11 (custom-trained model)</text:p>
        </text:list-item>
        <text:list-item>
          <text:p text:style-name="P2"><text:span text:style-name="Strong_20_Emphasis">Tracking &amp; Re-Identification</text:span>: Deep SORT</text:p>
        </text:list-item>
        <text:list-item>
          <text:p text:style-name="P2"><text:span text:style-name="Strong_20_Emphasis">Video Handling</text:span>: OpenCV</text:p>
        </text:list-item>
        <text:list-item>
          <text:p text:style-name="P2"><text:span text:style-name="Strong_20_Emphasis">Development Environment</text:span>: Google Colab</text:p>
        </text:list-item>
      </text:list>
      <text:p text:style-name="Horizontal_20_Line"/>
      <text:h text:style-name="Heading_20_2" text:outline-level="2"><text:span text:style-name="Strong_20_Emphasis">3. My Approach</text:span></text:h>
      <text:list xml:id="list117048201" text:style-name="L3">
        <text:list-item>
          <text:p text:style-name="P3"><text:span text:style-name="Strong_20_Emphasis">Player Detection</text:span></text:p>
          <text:list>
            <text:list-item>
              <text:p text:style-name="P3">I used the provided YOLOv11 model to detect players in each frame.</text:p>
            </text:list-item>
            <text:list-item>
              <text:p text:style-name="P3">Focused only on class <text:span text:style-name="Source_20_Text">0</text:span> (players), with a detection confidence threshold of <text:span text:style-name="Strong_20_Emphasis">0.4</text:span>.</text:p>
            </text:list-item>
          </text:list>
        </text:list-item>
        <text:list-item>
          <text:p text:style-name="P3"><text:span text:style-name="Strong_20_Emphasis">Player Tracking</text:span></text:p>
          <text:list>
            <text:list-item>
              <text:p text:style-name="P3">Implemented the <text:span text:style-name="Strong_20_Emphasis">Deep SORT</text:span> tracking algorithm to assign and maintain unique player IDs.</text:p>
            </text:list-item>
            <text:list-item>
              <text:p text:style-name="P3">Tuned the parameters for better performance:</text:p>
              <text:list>
                <text:list-item>
                  <text:p text:style-name="P3"><text:span text:style-name="Source_20_Text">max_age = 60</text:span> (keep tracking ID even if object disappears for a while)</text:p>
                </text:list-item>
                <text:list-item>
                  <text:p text:style-name="P3"><text:soft-page-break/><text:span text:style-name="Source_20_Text">n_init = 2</text:span> (confirm detection before assigning an ID)</text:p>
                </text:list-item>
                <text:list-item>
                  <text:p text:style-name="P3"><text:span text:style-name="Source_20_Text">cosine_distance = 0.35</text:span> (appearance-based matching)</text:p>
                </text:list-item>
              </text:list>
            </text:list-item>
          </text:list>
        </text:list-item>
        <text:list-item>
          <text:p text:style-name="P3"><text:span text:style-name="Strong_20_Emphasis">Real-Time Simulation</text:span></text:p>
          <text:list>
            <text:list-item>
              <text:p text:style-name="P3">Annotated each frame with:</text:p>
              <text:list>
                <text:list-item>
                  <text:p text:style-name="P3">Bounding boxes around players</text:p>
                </text:list-item>
                <text:list-item>
                  <text:p text:style-name="P3">Player ID labels</text:p>
                </text:list-item>
                <text:list-item>
                  <text:p text:style-name="P3">Frame info and number of detections</text:p>
                </text:list-item>
              </text:list>
            </text:list-item>
            <text:list-item>
              <text:p text:style-name="P3">Exported the processed video as <text:span text:style-name="Source_20_Text">output_tracked.mp4</text:span></text:p>
            </text:list-item>
          </text:list>
        </text:list-item>
      </text:list>
      <text:p text:style-name="Horizontal_20_Line"/>
      <text:h text:style-name="Heading_20_2" text:outline-level="2"><text:span text:style-name="Strong_20_Emphasis">4. What I Tried &amp; What I Learned</text:span></text:h>
      <table:table table:name="Table1" table:style-name="Table1">
        <table:table-column table:style-name="Table1.A"/>
        <table:table-column table:style-name="Table1.B"/>
        <table:table-header-rows>
          <table:table-row table:style-name="TableLine93982994617328">
            <table:table-cell table:style-name="Table1.A1" office:value-type="string">
              <text:p text:style-name="Table_20_Heading">Technique</text:p>
            </table:table-cell>
            <table:table-cell table:style-name="Table1.A1" office:value-type="string">
              <text:p text:style-name="Table_20_Heading">Outcome</text:p>
            </table:table-cell>
          </table:table-row>
        </table:table-header-rows>
        <table:table-row table:style-name="TableLine93982994617328">
          <table:table-cell table:style-name="Table1.A1" office:value-type="string">
            <text:p text:style-name="Table_20_Contents">Bounding box matching only (IOU)</text:p>
          </table:table-cell>
          <table:table-cell table:style-name="Table1.A1" office:value-type="string">
            <text:p text:style-name="Table_20_Contents">IDs changed frequently and were unstable.</text:p>
          </table:table-cell>
        </table:table-row>
        <table:table-row table:style-name="TableLine93982994617328">
          <table:table-cell table:style-name="Table1.A1" office:value-type="string">
            <text:p text:style-name="Table_20_Contents">Default Deep SORT settings</text:p>
          </table:table-cell>
          <table:table-cell table:style-name="Table1.A1" office:value-type="string">
            <text:p text:style-name="Table_20_Contents">IDs more stable, but some switching remained.</text:p>
          </table:table-cell>
        </table:table-row>
        <table:table-row table:style-name="TableLine93982994617328">
          <table:table-cell table:style-name="Table1.A1" office:value-type="string">
            <text:p text:style-name="Table_20_Contents">Tuned Deep SORT settings</text:p>
          </table:table-cell>
          <table:table-cell table:style-name="Table1.A1" office:value-type="string">
            <text:p text:style-name="Table_20_Contents">Much better consistency, even when players left and returned.</text:p>
          </table:table-cell>
        </table:table-row>
        <table:table-row table:style-name="TableLine93982994617328">
          <table:table-cell table:style-name="Table1.A1" office:value-type="string">
            <text:p text:style-name="Table_20_Contents">Confidence threshold filtering</text:p>
          </table:table-cell>
          <table:table-cell table:style-name="Table1.A1" office:value-type="string">
            <text:p text:style-name="Table_20_Contents">Reduced false positives and noise in detection.</text:p>
          </table:table-cell>
        </table:table-row>
        <table:table-row table:style-name="TableLine93982994617328">
          <table:table-cell table:style-name="Table1.A1" office:value-type="string">
            <text:p text:style-name="Table_20_Contents">Overlay debug text</text:p>
          </table:table-cell>
          <table:table-cell table:style-name="Table1.A1" office:value-type="string">
            <text:p text:style-name="Table_20_Contents">Helped in tuning parameters and evaluating real-time performance.</text:p>
          </table:table-cell>
        </table:table-row>
      </table:table>
      <text:p text:style-name="Horizontal_20_Line"/>
      <text:h text:style-name="Heading_20_2" text:outline-level="2"><text:span text:style-name="Strong_20_Emphasis">5. Challenges Faced</text:span></text:h>
      <text:list xml:id="list2194848758" text:style-name="L4">
        <text:list-item>
          <text:p text:style-name="P4"><text:span text:style-name="Strong_20_Emphasis">Missed Detections</text:span>: Some players were not detected due to partial occlusion or distance.</text:p>
        </text:list-item>
        <text:list-item>
          <text:p text:style-name="P4"><text:span text:style-name="Strong_20_Emphasis">Stability of IDs</text:span>: Required several iterations of Deep SORT tuning to achieve stable, re-identifiable tracking.</text:p>
        </text:list-item>
      </text:list>
      <text:p text:style-name="Horizontal_20_Line"/>
      <text:h text:style-name="Heading_20_2" text:outline-level="2"><text:span text:style-name="Strong_20_Emphasis">6. Evaluation Highlights</text:span></text:h>
      <table:table table:name="Table2" table:style-name="Table2">
        <table:table-column table:style-name="Table2.A"/>
        <table:table-column table:style-name="Table2.B"/>
        <table:table-header-rows>
          <table:table-row table:style-name="TableLine93982994965648">
            <table:table-cell table:style-name="Table2.A1" office:value-type="string">
              <text:p text:style-name="Table_20_Heading">Criteria</text:p>
            </table:table-cell>
            <table:table-cell table:style-name="Table2.A1" office:value-type="string">
              <text:p text:style-name="Table_20_Heading">How I Addressed It</text:p>
            </table:table-cell>
          </table:table-row>
        </table:table-header-rows>
        <table:table-row table:style-name="TableLine93982994965648">
          <table:table-cell table:style-name="Table2.A1" office:value-type="string">
            <text:p text:style-name="Table_20_Contents"><text:span text:style-name="Strong_20_Emphasis">Accuracy of Re-Identification</text:span></text:p>
          </table:table-cell>
          <table:table-cell table:style-name="Table2.A1" office:value-type="string">
            <text:p text:style-name="Table_20_Contents">Achieved through Deep SORT and cosine appearance matching.</text:p>
          </table:table-cell>
        </table:table-row>
        <table:table-row table:style-name="TableLine93982994965648">
          <table:table-cell table:style-name="Table2.A1" office:value-type="string">
            <text:p text:style-name="Table_20_Contents"><text:span text:style-name="Strong_20_Emphasis">Simplicity &amp; Modularity</text:span></text:p>
          </table:table-cell>
          <table:table-cell table:style-name="Table2.A1" office:value-type="string">
            <text:p text:style-name="Table_20_Contents">Code is modular and clean, written in a single Colab notebook.</text:p>
          </table:table-cell>
        </table:table-row>
        <table:table-row table:style-name="TableLine93982994965648">
          <table:table-cell table:style-name="Table2.A1" office:value-type="string">
            <text:p text:style-name="Table_20_Contents"><text:span text:style-name="Strong_20_Emphasis">Documentation</text:span></text:p>
          </table:table-cell>
          <table:table-cell table:style-name="Table2.A1" office:value-type="string">
            <text:p text:style-name="Table_20_Contents">Provided detailed README and this PDF report.</text:p>
          </table:table-cell>
        </table:table-row>
        <table:table-row table:style-name="TableLine93982994965648">
          <table:table-cell table:style-name="Table2.A1" office:value-type="string">
            <text:p text:style-name="Table_20_Contents"><text:span text:style-name="Strong_20_Emphasis">Runtime Performance</text:span></text:p>
          </table:table-cell>
          <table:table-cell table:style-name="Table2.A1" office:value-type="string">
            <text:p text:style-name="Table_20_Contents">Code ran at ~30 FPS on Google Colab GPU.</text:p>
          </table:table-cell>
        </table:table-row>
        <table:table-row table:style-name="TableLine93982994965648">
          <table:table-cell table:style-name="Table2.A1" office:value-type="string">
            <text:p text:style-name="Table_20_Contents"><text:span text:style-name="Strong_20_Emphasis">Creativity</text:span></text:p>
          </table:table-cell>
          <table:table-cell table:style-name="Table2.A1" office:value-type="string">
            <text:p text:style-name="Table_20_Contents">Added custom overlays, debug views, and hosted model externally.</text:p>
          </table:table-cell>
        </table:table-row>
      </table:table>
      <text:p text:style-name="Horizontal_20_Line"/>
      <text:h text:style-name="Heading_20_2" text:outline-level="2"><text:soft-page-break/><text:span text:style-name="Strong_20_Emphasis">7. Deliverables</text:span></text:h>
      <text:list xml:id="list3592700349" text:style-name="L5">
        <text:list-item>
          <text:p text:style-name="P5"><text:span text:style-name="Source_20_Text">player_tracking.ipynb</text:span> – Main code file</text:p>
        </text:list-item>
        <text:list-item>
          <text:p text:style-name="P5"><text:span text:style-name="Source_20_Text">output_tracked.mp4</text:span> – Final processed video with player IDs</text:p>
        </text:list-item>
        <text:list-item>
          <text:p text:style-name="P5"><text:span text:style-name="Source_20_Text">best.pt</text:span> – Object detection model (hosted on Google Drive)</text:p>
        </text:list-item>
        <text:list-item>
          <text:p text:style-name="P5"><text:span text:style-name="Source_20_Text">README.md</text:span> – Setup and execution instructions</text:p>
        </text:list-item>
        <text:list-item>
          <text:p text:style-name="P5">This PDF Report</text:p>
        </text:list-item>
      </text:list>
      <text:p text:style-name="Horizontal_20_Line"/>
      <text:h text:style-name="Heading_20_2" text:outline-level="2"><text:span text:style-name="Strong_20_Emphasis">8. About Me – Bandi Poorna Sri Sailaja</text:span></text:h>
      <text:p text:style-name="Text_20_body">I am an aspiring AI Engineer who enjoys solving real-world problems using computer vision and deep learning.<text:line-break/>This project helped me develop strong skills in tracking, object detection, and model deployment under constraints.</text:p>
      <text:p text:style-name="Text_20_body">I am highly motivated, quick to learn, and enjoy working on practical AI problems that bring measurable results.<text:line-break/>I’m actively seeking opportunities where I can apply these skills in a collaborative, challenging environment.</text:p>
      <text:p text:style-name="Horizontal_20_Line"/>
      <text:h text:style-name="Heading_20_2" text:outline-level="2"><text:span text:style-name="Strong_20_Emphasis">9. Final Thoughts</text:span></text:h>
      <text:p text:style-name="Quotations">“A good AI system is not just accurate—it’s also consistent, interpretable, and practical.<text:line-break/>This project reflects my ability to combine research and engineering to deliver real-time solutions.”</text:p>
      <text:p text:style-name="Text_20_body">I look forward to contributing as an AI Intern and continuing to grow with innovative teams.</text:p>
      <text:p text:style-name="Horizontal_20_Line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9T14:31:52.531436037</meta:creation-date>
    <dc:date>2025-07-09T14:40:22.456888029</dc:date>
    <meta:editing-duration>PT8M32S</meta:editing-duration>
    <meta:editing-cycles>1</meta:editing-cycles>
    <meta:document-statistic meta:table-count="2" meta:image-count="0" meta:object-count="0" meta:page-count="3" meta:paragraph-count="71" meta:word-count="547" meta:character-count="3458" meta:non-whitespace-character-count="3008"/>
    <meta:generator>LibreOffice/6.4.7.2$Linux_X86_64 LibreOffice_project/40$Build-2</meta:generator>
  </office:meta>
</office:document-meta>
</file>